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267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1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2">
          <table:table-cell/>
          <table:table-cell table:style-name="ce3" office:value-type="string" table:number-columns-spanned="30" table:number-rows-spanned="1">
            <text:p>Ruy Lopez – Classical Defense</text:p>
          </table:table-cell>
          <table:covered-table-cell table:number-columns-repeated="29"/>
        </table:table-row>
        <table:table-row table:style-name="ro3">
          <table:table-cell table:number-columns-repeated="31"/>
        </table:table-row>
        <table:table-row table:style-name="ro3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Comments</text:p>
          </table:table-cell>
          <table:table-cell table:number-columns-repeated="4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1">
            <text:p>1</text:p>
          </table:table-cell>
          <table:table-cell table:style-name="ce7" office:value-type="string">
            <text:p>e4</text:p>
          </table:table-cell>
          <table:table-cell table:style-name="ce7" office:value-type="string">
            <text:p>e5</text:p>
          </table:table-cell>
          <table:table-cell/>
          <table:table-cell table:style-name="ce8"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O-O</text:p>
          </table:table-cell>
          <table:table-cell table:style-name="ce7" office:value-type="string">
            <text:p>Nd4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 office:value-type="string">
            <text:p>m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 office:value-type="string">
            <text:p>n</text:p>
          </table:table-cell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7" table:number-columns-repeated="3"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7" table:number-columns-repeated="3"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2">
            <text:p>2</text:p>
          </table:table-cell>
          <table:table-cell table:style-name="ce7" office:value-type="string">
            <text:p>Nf3</text:p>
          </table:table-cell>
          <table:table-cell table:style-name="ce7" office:value-type="string">
            <text:p>Nc6</text:p>
          </table:table-cell>
          <table:table-cell/>
          <table:table-cell table:style-name="ce9"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7" office:value-type="string">
            <text:p>Nxd4</text:p>
          </table:table-cell>
          <table:table-cell table:style-name="ce7" office:value-type="string">
            <text:p>Bxd4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/>
          <table:table-cell table:style-name="ce9"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 office:value-type="string">
            <text:p>v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/>
          <table:table-cell table:style-name="ce8"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/>
          <table:table-cell table:style-name="ce8"/>
          <table:table-cell table:number-columns-repeated="2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7" table:number-columns-repeated="3"/>
        </table:table-row>
        <table:table-row table:style-name="ro7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7" table:number-columns-repeated="3"/>
        </table:table-row>
        <table:table-row table:style-name="ro7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7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7" table:number-columns-repeated="3"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7" office:value-type="float" office:value="3">
            <text:p>3</text:p>
          </table:table-cell>
          <table:table-cell table:style-name="ce7" office:value-type="string">
            <text:p>Bb5</text:p>
          </table:table-cell>
          <table:table-cell table:style-name="ce7" office:value-type="string">
            <text:p>Bc5</text:p>
          </table:table-cell>
          <table:table-cell table:number-columns-repeated="4"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Bb6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c6</text:p>
          </table:table-cell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6">
            <text:p>6</text:p>
          </table:table-cell>
          <table:table-cell table:style-name="ce4"/>
          <table:table-cell table:style-name="ce5" office:value-type="string">
            <text:p>v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5">
            <text:p>5</text:p>
          </table:table-cell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7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7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7" table:number-columns-repeated="3"/>
        </table:table-row>
        <table:table-row table:style-name="ro4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10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4"/>
        </table:table-row>
        <table:table-row table:style-name="ro4">
          <table:table-cell table:style-name="ce2" office:value-type="string" table:number-columns-spanned="31" table:number-rows-spanned="1">
            <text:p>Possibly the oldest defense to the Ruy Lopez opening. <text:s/>Used by Boris Spassky</text:p>
          </table:table-cell>
          <table:covered-table-cell table:number-columns-repeated="30"/>
        </table:table-row>
        <table:table-row table:style-name="ro3" table:number-rows-repeated="1048542">
          <table:table-cell table:number-columns-repeated="31"/>
        </table:table-row>
        <table:table-row table:style-name="ro5">
          <table:table-cell table:number-columns-repeated="31"/>
        </table:table-row>
      </table:table>
      <table:table table:name="Sheet2" table:style-name="ta1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902in" fo:margin-bottom="0.4902in" style:scale-to="7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airchild</meta:initial-creator>
    <meta:creation-date>2015-11-03T19:05:47</meta:creation-date>
    <dc:date>2015-11-07T09:16:52</dc:date>
    <dc:creator>David Fairchild</dc:creator>
    <meta:editing-duration>PT1H29M28S</meta:editing-duration>
    <meta:editing-cycles>15</meta:editing-cycles>
    <meta:generator>LibreOffice/3.5$Linux_x86 LibreOffice_project/350m1$Build-2</meta:generator>
    <meta:document-statistic meta:table-count="3" meta:cell-count="434" meta:object-count="0"/>
  </office:meta>
</office:document-meta>
</file>